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2.939cm"/>
    </style:style>
    <style:style style:name="co5" style:family="table-column">
      <style:table-column-properties fo:break-before="auto" style:column-width="4.2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7" style:family="table-cell" style:parent-style-name="Default" style:data-style-name="N37"/>
    <style:style style:name="ce28" style:family="table-cell" style:parent-style-name="Default" style:data-style-name="N37">
      <style:table-cell-properties fo:background-color="transparent"/>
    </style:style>
    <style:style style:name="ce29" style:family="table-cell" style:parent-style-name="Default" style:data-style-name="N37">
      <style:table-cell-properties fo:background-color="#ff0000"/>
    </style:style>
    <style:style style:name="ce5" style:family="table-cell" style:parent-style-name="Default" style:data-style-name="N37">
      <style:table-cell-properties fo:background-color="#ff8000"/>
    </style:style>
    <style:style style:name="ce31" style:family="table-cell" style:parent-style-name="Default" style:data-style-name="N37">
      <style:table-cell-properties fo:background-color="transparent"/>
      <style:text-properties style:use-window-font-color="true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ff8000"/>
    </style:style>
    <style:style style:name="ce37" style:family="table-cell" style:parent-style-name="Default">
      <style:table-cell-properties fo:background-color="#729fcf"/>
    </style:style>
    <style:style style:name="ce38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Dia Sem</text:p>
          </table:table-cell>
          <table:table-cell office:value-type="string" calcext:value-type="string">
            <text:p>Aula</text:p>
          </table:table-cell>
          <table:table-cell office:value-type="string" calcext:value-type="string">
            <text:p>Leitura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date" office:date-value="2023-07-31" calcext:value-type="date">
            <text:p>31/07/23</text:p>
          </table:table-cell>
          <table:table-cell table:formula="of:=WEEKDAY([.A4]; 1)" office:value-type="float" office:value="2" calcext:value-type="float">
            <text:p>2</text:p>
          </table:table-cell>
          <table:table-cell office:value-type="string" calcext:value-type="string">
            <text:p>Apresentação. Causalidade.</text:p>
          </table:table-cell>
          <table:table-cell office:value-type="string" calcext:value-type="string">
            <text:p>MIX04</text:p>
          </table:table-cell>
          <table:table-cell/>
        </table:table-row>
        <table:table-row table:style-name="ro1">
          <table:table-cell office:value-type="date" office:date-value="2023-08-02" calcext:value-type="date">
            <text:p>02/08/23</text:p>
          </table:table-cell>
          <table:table-cell table:formula="of:=WEEKDAY([.A5]; 1)" office:value-type="float" office:value="4" calcext:value-type="float">
            <text:p>4</text:p>
          </table:table-cell>
          <table:table-cell office:value-type="string" calcext:value-type="string">
            <text:p>Causalidade. DAGs</text:p>
          </table:table-cell>
          <table:table-cell office:value-type="string" calcext:value-type="string">
            <text:p>MIX03-04</text:p>
          </table:table-cell>
          <table:table-cell/>
        </table:table-row>
        <table:table-row table:style-name="ro1">
          <table:table-cell table:formula="of:=[.A4]+7" office:value-type="date" office:date-value="2023-08-07" calcext:value-type="date">
            <text:p>07/08/23</text:p>
          </table:table-cell>
          <table:table-cell table:style-name="ce33" table:formula="of:=WEEKDAY([.A6]; 1)" office:value-type="float" office:value="2" calcext:value-type="float">
            <text:p>2</text:p>
          </table:table-cell>
          <table:table-cell table:style-name="ce37" office:value-type="string" calcext:value-type="string">
            <text:p>Lab. Introdução ao R</text:p>
          </table:table-cell>
          <table:table-cell table:number-columns-repeated="2"/>
        </table:table-row>
        <table:table-row table:style-name="ro1">
          <table:table-cell table:formula="of:=[.A5]+7" office:value-type="date" office:date-value="2023-08-09" calcext:value-type="date">
            <text:p>09/08/23</text:p>
          </table:table-cell>
          <table:table-cell table:formula="of:=WEEKDAY([.A7]; 1)" office:value-type="float" office:value="4" calcext:value-type="float">
            <text:p>4</text:p>
          </table:table-cell>
          <table:table-cell office:value-type="string" calcext:value-type="string">
            <text:p>Variáveis Instrumentais</text:p>
          </table:table-cell>
          <table:table-cell office:value-type="string" calcext:value-type="string">
            <text:p>WOOL15 MHE4 </text:p>
          </table:table-cell>
          <table:table-cell/>
        </table:table-row>
        <table:table-row table:style-name="ro1">
          <table:table-cell table:formula="of:=[.A6]+7" office:value-type="date" office:date-value="2023-08-14" calcext:value-type="date">
            <text:p>14/08/23</text:p>
          </table:table-cell>
          <table:table-cell table:formula="of:=WEEKDAY([.A8]; 1)" office:value-type="float" office:value="2" calcext:value-type="float">
            <text:p>2</text:p>
          </table:table-cell>
          <table:table-cell office:value-type="string" calcext:value-type="string">
            <text:p>Variáveis Instrumentais</text:p>
          </table:table-cell>
          <table:table-cell office:value-type="string" calcext:value-type="string">
            <text:p>WOOL15 MHE4 </text:p>
          </table:table-cell>
          <table:table-cell/>
        </table:table-row>
        <table:table-row table:style-name="ro1">
          <table:table-cell table:formula="of:=[.A7]+7" office:value-type="date" office:date-value="2023-08-16" calcext:value-type="date">
            <text:p>16/08/23</text:p>
          </table:table-cell>
          <table:table-cell table:formula="of:=WEEKDAY([.A9]; 1)" office:value-type="float" office:value="4" calcext:value-type="float">
            <text:p>4</text:p>
          </table:table-cell>
          <table:table-cell office:value-type="string" calcext:value-type="string">
            <text:p>Variáveis Instrumentais</text:p>
          </table:table-cell>
          <table:table-cell office:value-type="string" calcext:value-type="string">
            <text:p>WOOL15 MHE4 </text:p>
          </table:table-cell>
          <table:table-cell/>
        </table:table-row>
        <table:table-row table:style-name="ro1">
          <table:table-cell table:style-name="ce28" table:formula="of:=[.A8]+7" office:value-type="date" office:date-value="2023-08-21" calcext:value-type="date">
            <text:p>21/08/23</text:p>
          </table:table-cell>
          <table:table-cell table:style-name="ce34" table:formula="of:=WEEKDAY([.A10]; 1)" office:value-type="float" office:value="2" calcext:value-type="float">
            <text:p>2</text:p>
          </table:table-cell>
          <table:table-cell office:value-type="string" calcext:value-type="string">
            <text:p>Variáveis Instrumentais</text:p>
          </table:table-cell>
          <table:table-cell office:value-type="string" calcext:value-type="string">
            <text:p>WOOL15 MHE4 </text:p>
          </table:table-cell>
          <table:table-cell/>
        </table:table-row>
        <table:table-row table:style-name="ro1">
          <table:table-cell table:formula="of:=[.A9]+7" office:value-type="date" office:date-value="2023-08-23" calcext:value-type="date">
            <text:p>23/08/23</text:p>
          </table:table-cell>
          <table:table-cell table:formula="of:=WEEKDAY([.A11]; 1)" office:value-type="float" office:value="4" calcext:value-type="float">
            <text:p>4</text:p>
          </table:table-cell>
          <table:table-cell office:value-type="string" calcext:value-type="string">
            <text:p>Variáveis Instrumentais</text:p>
          </table:table-cell>
          <table:table-cell office:value-type="string" calcext:value-type="string">
            <text:p>WOOL15 MHE4 </text:p>
          </table:table-cell>
          <table:table-cell/>
        </table:table-row>
        <table:table-row table:style-name="ro1">
          <table:table-cell table:formula="of:=[.A10]+7" office:value-type="date" office:date-value="2023-08-28" calcext:value-type="date">
            <text:p>28/08/23</text:p>
          </table:table-cell>
          <table:table-cell table:formula="of:=WEEKDAY([.A12]; 1)" office:value-type="float" office:value="2" calcext:value-type="float">
            <text:p>2</text:p>
          </table:table-cell>
          <table:table-cell table:style-name="ce37" office:value-type="string" calcext:value-type="string">
            <text:p>Lab. Variáveis Instrumentais</text:p>
          </table:table-cell>
          <table:table-cell table:style-name="ce33"/>
          <table:table-cell table:style-name="ce39" office:value-type="string" calcext:value-type="string">
            <text:p>Lista 01 – VI</text:p>
          </table:table-cell>
        </table:table-row>
        <table:table-row table:style-name="ro1">
          <table:table-cell table:formula="of:=[.A11]+7" office:value-type="date" office:date-value="2023-08-30" calcext:value-type="date">
            <text:p>30/08/23</text:p>
          </table:table-cell>
          <table:table-cell table:formula="of:=WEEKDAY([.A13]; 1)" office:value-type="float" office:value="4" calcext:value-type="float">
            <text:p>4</text:p>
          </table:table-cell>
          <table:table-cell office:value-type="string" calcext:value-type="string">
            <text:p>Modelos de equações simultâneas</text:p>
          </table:table-cell>
          <table:table-cell office:value-type="string" calcext:value-type="string">
            <text:p>WOOL16</text:p>
          </table:table-cell>
          <table:table-cell/>
        </table:table-row>
        <table:table-row table:style-name="ro1">
          <table:table-cell table:formula="of:=[.A12]+7" office:value-type="date" office:date-value="2023-09-04" calcext:value-type="date">
            <text:p>04/09/23</text:p>
          </table:table-cell>
          <table:table-cell table:formula="of:=WEEKDAY([.A14]; 1)" office:value-type="float" office:value="2" calcext:value-type="float">
            <text:p>2</text:p>
          </table:table-cell>
          <table:table-cell office:value-type="string" calcext:value-type="string">
            <text:p>Modelos de equações simultâneas</text:p>
          </table:table-cell>
          <table:table-cell office:value-type="string" calcext:value-type="string">
            <text:p>WOOL16</text:p>
          </table:table-cell>
          <table:table-cell/>
        </table:table-row>
        <table:table-row table:style-name="ro1">
          <table:table-cell table:formula="of:=[.A13]+7" office:value-type="date" office:date-value="2023-09-06" calcext:value-type="date">
            <text:p>06/09/23</text:p>
          </table:table-cell>
          <table:table-cell table:formula="of:=WEEKDAY([.A15]; 1)" office:value-type="float" office:value="4" calcext:value-type="float">
            <text:p>4</text:p>
          </table:table-cell>
          <table:table-cell table:style-name="ce37" office:value-type="string" calcext:value-type="string">
            <text:p>Lab. Modelos de equações simultâneas</text:p>
          </table:table-cell>
          <table:table-cell/>
          <table:table-cell table:style-name="ce39" office:value-type="string" calcext:value-type="string">
            <text:p>Lista 02 Eq. Simul.</text:p>
          </table:table-cell>
        </table:table-row>
        <table:table-row table:style-name="ro1">
          <table:table-cell table:style-name="ce29" table:formula="of:=[.A14]+7" office:value-type="date" office:date-value="2023-09-11" calcext:value-type="date">
            <text:p>11/09/23</text:p>
          </table:table-cell>
          <table:table-cell table:style-name="ce35" table:formula="of:=WEEKDAY([.A16]; 1)" office:value-type="float" office:value="2" calcext:value-type="float">
            <text:p>2</text:p>
          </table:table-cell>
          <table:table-cell table:style-name="ce38" office:value-type="string" calcext:value-type="string">
            <text:p>Prova 01</text:p>
          </table:table-cell>
          <table:table-cell table:style-name="ce38" table:number-columns-repeated="2"/>
        </table:table-row>
        <table:table-row table:style-name="ro1">
          <table:table-cell table:style-name="ce28" table:formula="of:=[.A15]+7" office:value-type="date" office:date-value="2023-09-13" calcext:value-type="date">
            <text:p>13/09/23</text:p>
          </table:table-cell>
          <table:table-cell table:style-name="ce34" table:formula="of:=WEEKDAY([.A17]; 1)" office:value-type="float" office:value="4" calcext:value-type="float">
            <text:p>4</text:p>
          </table:table-cell>
          <table:table-cell table:style-name="ce33" office:value-type="string" calcext:value-type="string">
            <text:p>Correção Prova 01</text:p>
          </table:table-cell>
          <table:table-cell table:style-name="ce33" table:number-columns-repeated="2"/>
        </table:table-row>
        <table:table-row table:style-name="ro1">
          <table:table-cell table:formula="of:=[.A16]+7" office:value-type="date" office:date-value="2023-09-18" calcext:value-type="date">
            <text:p>18/09/23</text:p>
          </table:table-cell>
          <table:table-cell table:formula="of:=WEEKDAY([.A18]; 1)" office:value-type="float" office:value="2" calcext:value-type="float">
            <text:p>2</text:p>
          </table:table-cell>
          <table:table-cell office:value-type="string" calcext:value-type="string">
            <text:p>Dados em Painel</text:p>
          </table:table-cell>
          <table:table-cell office:value-type="string" calcext:value-type="string">
            <text:p>WOOL13</text:p>
          </table:table-cell>
          <table:table-cell/>
        </table:table-row>
        <table:table-row table:style-name="ro1">
          <table:table-cell table:formula="of:=[.A17]+7" office:value-type="date" office:date-value="2023-09-20" calcext:value-type="date">
            <text:p>20/09/23</text:p>
          </table:table-cell>
          <table:table-cell table:formula="of:=WEEKDAY([.A19]; 1)" office:value-type="float" office:value="4" calcext:value-type="float">
            <text:p>4</text:p>
          </table:table-cell>
          <table:table-cell office:value-type="string" calcext:value-type="string">
            <text:p>Dados em Painel. Heterogeneidade</text:p>
          </table:table-cell>
          <table:table-cell office:value-type="string" calcext:value-type="string">
            <text:p>WOOL13</text:p>
          </table:table-cell>
          <table:table-cell/>
        </table:table-row>
        <table:table-row table:style-name="ro1">
          <table:table-cell table:formula="of:=[.A18]+7" office:value-type="date" office:date-value="2023-09-25" calcext:value-type="date">
            <text:p>25/09/23</text:p>
          </table:table-cell>
          <table:table-cell table:formula="of:=WEEKDAY([.A20]; 1)" office:value-type="float" office:value="2" calcext:value-type="float">
            <text:p>2</text:p>
          </table:table-cell>
          <table:table-cell office:value-type="string" calcext:value-type="string">
            <text:p>Dados em Painel. Efeitos Fixos</text:p>
          </table:table-cell>
          <table:table-cell office:value-type="string" calcext:value-type="string">
            <text:p>WOOL14</text:p>
          </table:table-cell>
          <table:table-cell/>
        </table:table-row>
        <table:table-row table:style-name="ro1">
          <table:table-cell table:formula="of:=[.A19]+7" office:value-type="date" office:date-value="2023-09-27" calcext:value-type="date">
            <text:p>27/09/23</text:p>
          </table:table-cell>
          <table:table-cell table:formula="of:=WEEKDAY([.A21]; 1)" office:value-type="float" office:value="4" calcext:value-type="float">
            <text:p>4</text:p>
          </table:table-cell>
          <table:table-cell office:value-type="string" calcext:value-type="string">
            <text:p>Dados em Painel. Efeitos Fixos</text:p>
          </table:table-cell>
          <table:table-cell office:value-type="string" calcext:value-type="string">
            <text:p>WOOL14</text:p>
          </table:table-cell>
          <table:table-cell/>
        </table:table-row>
        <table:table-row table:style-name="ro1">
          <table:table-cell table:style-name="ce28" table:formula="of:=[.A20]+7" office:value-type="date" office:date-value="2023-10-02" calcext:value-type="date">
            <text:p>02/10/23</text:p>
          </table:table-cell>
          <table:table-cell table:style-name="ce34" table:formula="of:=WEEKDAY([.A22]; 1)" office:value-type="float" office:value="2" calcext:value-type="float">
            <text:p>2</text:p>
          </table:table-cell>
          <table:table-cell office:value-type="string" calcext:value-type="string">
            <text:p>Dados em Painel. Efeitos Aleatórios</text:p>
          </table:table-cell>
          <table:table-cell office:value-type="string" calcext:value-type="string">
            <text:p>WOOL14</text:p>
          </table:table-cell>
          <table:table-cell table:style-name="ce33"/>
        </table:table-row>
        <table:table-row table:style-name="ro1">
          <table:table-cell table:style-name="ce28" table:formula="of:=[.A21]+7" office:value-type="date" office:date-value="2023-10-04" calcext:value-type="date">
            <text:p>04/10/23</text:p>
          </table:table-cell>
          <table:table-cell table:style-name="ce34" table:formula="of:=WEEKDAY([.A23]; 1)" office:value-type="float" office:value="4" calcext:value-type="float">
            <text:p>4</text:p>
          </table:table-cell>
          <table:table-cell table:style-name="ce37" office:value-type="string" calcext:value-type="string">
            <text:p>Lab. Dados em Painel. Efeitos Fixos</text:p>
          </table:table-cell>
          <table:table-cell/>
          <table:table-cell table:style-name="ce39" office:value-type="string" calcext:value-type="string">
            <text:p>Lista 03 – Efeitos Fixos</text:p>
          </table:table-cell>
        </table:table-row>
        <table:table-row table:style-name="ro1">
          <table:table-cell table:style-name="ce29" table:formula="of:=[.A22]+7" office:value-type="date" office:date-value="2023-10-09" calcext:value-type="date">
            <text:p>09/10/23</text:p>
          </table:table-cell>
          <table:table-cell table:style-name="ce35" table:formula="of:=WEEKDAY([.A24]; 1)" office:value-type="float" office:value="2" calcext:value-type="float">
            <text:p>2</text:p>
          </table:table-cell>
          <table:table-cell table:style-name="ce38" office:value-type="string" calcext:value-type="string">
            <text:p>Prova 02</text:p>
          </table:table-cell>
          <table:table-cell table:style-name="ce38" table:number-columns-repeated="2"/>
        </table:table-row>
        <table:table-row table:style-name="ro1">
          <table:table-cell table:formula="of:=[.A23]+7" office:value-type="date" office:date-value="2023-10-11" calcext:value-type="date">
            <text:p>11/10/23</text:p>
          </table:table-cell>
          <table:table-cell table:formula="of:=WEEKDAY([.A25]; 1)" office:value-type="float" office:value="4" calcext:value-type="float">
            <text:p>4</text:p>
          </table:table-cell>
          <table:table-cell office:value-type="string" calcext:value-type="string">
            <text:p>Correção Prova 02</text:p>
          </table:table-cell>
          <table:table-cell table:number-columns-repeated="2"/>
        </table:table-row>
        <table:table-row table:style-name="ro1">
          <table:table-cell table:formula="of:=[.A24]+7" office:value-type="date" office:date-value="2023-10-16" calcext:value-type="date">
            <text:p>16/10/23</text:p>
          </table:table-cell>
          <table:table-cell table:formula="of:=WEEKDAY([.A26]; 1)" office:value-type="float" office:value="2" calcext:value-type="float">
            <text:p>2</text:p>
          </table:table-cell>
          <table:table-cell office:value-type="string" calcext:value-type="string">
            <text:p>Dados em Painel. DID</text:p>
          </table:table-cell>
          <table:table-cell office:value-type="string" calcext:value-type="string">
            <text:p>MHE5 AIP7 MIX9</text:p>
          </table:table-cell>
          <table:table-cell/>
        </table:table-row>
        <table:table-row table:style-name="ro1">
          <table:table-cell table:formula="of:=[.A25]+7" office:value-type="date" office:date-value="2023-10-18" calcext:value-type="date">
            <text:p>18/10/23</text:p>
          </table:table-cell>
          <table:table-cell table:formula="of:=WEEKDAY([.A27]; 1)" office:value-type="float" office:value="4" calcext:value-type="float">
            <text:p>4</text:p>
          </table:table-cell>
          <table:table-cell office:value-type="string" calcext:value-type="string">
            <text:p>Dados em Painel. DID</text:p>
          </table:table-cell>
          <table:table-cell office:value-type="string" calcext:value-type="string">
            <text:p>MHE5 AIP7 MIX9</text:p>
          </table:table-cell>
          <table:table-cell/>
        </table:table-row>
        <table:table-row table:style-name="ro1">
          <table:table-cell table:style-name="ce28" table:formula="of:=[.A26]+7" office:value-type="date" office:date-value="2023-10-23" calcext:value-type="date">
            <text:p>23/10/23</text:p>
          </table:table-cell>
          <table:table-cell table:style-name="ce34" table:formula="of:=WEEKDAY([.A28]; 1)" office:value-type="float" office:value="2" calcext:value-type="float">
            <text:p>2</text:p>
          </table:table-cell>
          <table:table-cell office:value-type="string" calcext:value-type="string">
            <text:p>Dados em Painel. DID</text:p>
          </table:table-cell>
          <table:table-cell office:value-type="string" calcext:value-type="string">
            <text:p>MHE5 AIP7 MIX9</text:p>
          </table:table-cell>
          <table:table-cell/>
        </table:table-row>
        <table:table-row table:style-name="ro1">
          <table:table-cell table:style-name="ce28" table:formula="of:=[.A27]+7" office:value-type="date" office:date-value="2023-10-25" calcext:value-type="date">
            <text:p>25/10/23</text:p>
          </table:table-cell>
          <table:table-cell table:style-name="ce34" table:formula="of:=WEEKDAY([.A29]; 1)" office:value-type="float" office:value="4" calcext:value-type="float">
            <text:p>4</text:p>
          </table:table-cell>
          <table:table-cell table:style-name="ce37" office:value-type="string" calcext:value-type="string">
            <text:p>Lab. DID</text:p>
          </table:table-cell>
          <table:table-cell/>
          <table:table-cell table:style-name="ce39" office:value-type="string" calcext:value-type="string">
            <text:p>Lista 04 –DID</text:p>
          </table:table-cell>
        </table:table-row>
        <table:table-row table:style-name="ro1">
          <table:table-cell table:style-name="ce28" table:formula="of:=[.A28]+7" office:value-type="date" office:date-value="2023-10-30" calcext:value-type="date">
            <text:p>30/10/23</text:p>
          </table:table-cell>
          <table:table-cell table:formula="of:=WEEKDAY([.A30]; 1)" office:value-type="float" office:value="2" calcext:value-type="float">
            <text:p>2</text:p>
          </table:table-cell>
          <table:table-cell office:value-type="string" calcext:value-type="string">
            <text:p>Modelos de Escolha Qualitativa – MPL</text:p>
          </table:table-cell>
          <table:table-cell office:value-type="string" calcext:value-type="string">
            <text:p>WOOL17</text:p>
          </table:table-cell>
          <table:table-cell/>
        </table:table-row>
        <table:table-row table:style-name="ro1">
          <table:table-cell table:style-name="ce28" table:formula="of:=[.A29]+7" office:value-type="date" office:date-value="2023-11-01" calcext:value-type="date">
            <text:p>01/11/23</text:p>
          </table:table-cell>
          <table:table-cell table:style-name="ce34" table:formula="of:=WEEKDAY([.A31]; 1)" office:value-type="float" office:value="4" calcext:value-type="float">
            <text:p>4</text:p>
          </table:table-cell>
          <table:table-cell office:value-type="string" calcext:value-type="string">
            <text:p>Probit/Logit</text:p>
          </table:table-cell>
          <table:table-cell office:value-type="string" calcext:value-type="string">
            <text:p>WOOL17</text:p>
          </table:table-cell>
          <table:table-cell/>
        </table:table-row>
        <table:table-row table:style-name="ro1">
          <table:table-cell table:formula="of:=[.A30]+7" office:value-type="date" office:date-value="2023-11-06" calcext:value-type="date">
            <text:p>06/11/23</text:p>
          </table:table-cell>
          <table:table-cell table:formula="of:=WEEKDAY([.A32]; 1)" office:value-type="float" office:value="2" calcext:value-type="float">
            <text:p>2</text:p>
          </table:table-cell>
          <table:table-cell office:value-type="string" calcext:value-type="string">
            <text:p>Curvas ROC e MLE</text:p>
          </table:table-cell>
          <table:table-cell office:value-type="string" calcext:value-type="string">
            <text:p>WOOL17</text:p>
          </table:table-cell>
          <table:table-cell/>
        </table:table-row>
        <table:table-row table:style-name="ro1">
          <table:table-cell table:formula="of:=[.A31]+7" office:value-type="date" office:date-value="2023-11-08" calcext:value-type="date">
            <text:p>08/11/23</text:p>
          </table:table-cell>
          <table:table-cell table:formula="of:=WEEKDAY([.A33]; 1)" office:value-type="float" office:value="4" calcext:value-type="float">
            <text:p>4</text:p>
          </table:table-cell>
          <table:table-cell office:value-type="string" calcext:value-type="string">
            <text:p>MLE e GMM</text:p>
          </table:table-cell>
          <table:table-cell office:value-type="string" calcext:value-type="string">
            <text:p>WOOL17</text:p>
          </table:table-cell>
          <table:table-cell/>
        </table:table-row>
        <table:table-row table:style-name="ro1">
          <table:table-cell table:formula="of:=[.A32]+7" office:value-type="date" office:date-value="2023-11-13" calcext:value-type="date">
            <text:p>13/11/23</text:p>
          </table:table-cell>
          <table:table-cell table:formula="of:=WEEKDAY([.A34]; 1)" office:value-type="float" office:value="2" calcext:value-type="float">
            <text:p>2</text:p>
          </table:table-cell>
          <table:table-cell table:style-name="ce37" office:value-type="string" calcext:value-type="string">
            <text:p>Lab. Modelos de Escolha Qualitativa</text:p>
          </table:table-cell>
          <table:table-cell/>
          <table:table-cell table:style-name="ce39" office:value-type="string" calcext:value-type="string">
            <text:p>Lista 05 – GLM</text:p>
          </table:table-cell>
        </table:table-row>
        <table:table-row table:style-name="ro1">
          <table:table-cell table:style-name="ce5" table:formula="of:=[.A33]+7" office:value-type="date" office:date-value="2023-11-15" calcext:value-type="date">
            <text:p>15/11/23</text:p>
          </table:table-cell>
          <table:table-cell table:style-name="ce12" table:formula="of:=WEEKDAY([.A35]; 1)" office:value-type="float" office:value="4" calcext:value-type="float">
            <text:p>4</text:p>
          </table:table-cell>
          <table:table-cell table:style-name="ce16" office:value-type="string" calcext:value-type="string">
            <text:p>FERIADO</text:p>
          </table:table-cell>
          <table:table-cell table:style-name="ce16" table:number-columns-repeated="2"/>
        </table:table-row>
        <table:table-row table:style-name="ro1">
          <table:table-cell table:style-name="ce29" table:formula="of:=[.A34]+7" office:value-type="date" office:date-value="2023-11-20" calcext:value-type="date">
            <text:p>20/11/23</text:p>
          </table:table-cell>
          <table:table-cell table:style-name="ce35" table:formula="of:=WEEKDAY([.A36]; 1)" office:value-type="float" office:value="2" calcext:value-type="float">
            <text:p>2</text:p>
          </table:table-cell>
          <table:table-cell table:style-name="ce38" office:value-type="string" calcext:value-type="string">
            <text:p>Prova 03</text:p>
          </table:table-cell>
          <table:table-cell table:style-name="ce38" table:number-columns-repeated="2"/>
        </table:table-row>
        <table:table-row table:style-name="ro1">
          <table:table-cell table:style-name="ce28" table:formula="of:=[.A35]+7" office:value-type="date" office:date-value="2023-11-22" calcext:value-type="date">
            <text:p>22/11/23</text:p>
          </table:table-cell>
          <table:table-cell table:style-name="ce34" table:formula="of:=WEEKDAY([.A37]; 1)" office:value-type="float" office:value="4" calcext:value-type="float">
            <text:p>4</text:p>
          </table:table-cell>
          <table:table-cell office:value-type="string" calcext:value-type="string">
            <text:p>Correção Prova 03</text:p>
          </table:table-cell>
          <table:table-cell table:number-columns-repeated="2"/>
        </table:table-row>
        <table:table-row table:style-name="ro1">
          <table:table-cell table:formula="of:=[.A36]+7" office:value-type="date" office:date-value="2023-11-27" calcext:value-type="date">
            <text:p>27/11/23</text:p>
          </table:table-cell>
          <table:table-cell table:formula="of:=WEEKDAY([.A38]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1" table:formula="of:=[.A37]+7" office:value-type="date" office:date-value="2023-11-29" calcext:value-type="date">
            <text:p>29/11/23</text:p>
          </table:table-cell>
          <table:table-cell table:formula="of:=WEEKDAY([.A39]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38]+7" office:value-type="date" office:date-value="2023-12-04" calcext:value-type="date">
            <text:p>04/12/23</text:p>
          </table:table-cell>
          <table:table-cell table:formula="of:=WEEKDAY([.A40]; 1)" office:value-type="float" office:value="2" calcext:value-type="float">
            <text:p>2</text:p>
          </table:table-cell>
          <table:table-cell office:value-type="string" calcext:value-type="string">
            <text:p>SEGUNDA CHAMADA</text:p>
          </table:table-cell>
          <table:table-cell table:number-columns-repeated="2"/>
        </table:table-row>
        <table:table-row table:style-name="ro1">
          <table:table-cell table:formula="of:=[.A39]+7" office:value-type="date" office:date-value="2023-12-06" calcext:value-type="date">
            <text:p>06/12/23</text:p>
          </table:table-cell>
          <table:table-cell table:formula="of:=WEEKDAY([.A41]; 1)" office:value-type="float" office:value="4" calcext:value-type="float">
            <text:p>4</text:p>
          </table:table-cell>
          <table:table-cell office:value-type="string" calcext:value-type="string">
            <text:p>Entrega Lista Extra</text:p>
          </table:table-cell>
          <table:table-cell table:number-columns-repeated="2"/>
        </table:table-row>
        <table:table-row table:style-name="ro1">
          <table:table-cell table:formula="of:=[.A40]+7" office:value-type="date" office:date-value="2023-12-11" calcext:value-type="date">
            <text:p>11/12/23</text:p>
          </table:table-cell>
          <table:table-cell table:formula="of:=WEEKDAY([.A42]; 1)" office:value-type="float" office:value="2" calcext:value-type="float">
            <text:p>2</text:p>
          </table:table-cell>
          <table:table-cell office:value-type="string" calcext:value-type="string">
            <text:p>Exame Final</text:p>
          </table:table-cell>
          <table:table-cell table:number-columns-repeated="2"/>
        </table:table-row>
        <table:table-row table:style-name="ro1">
          <table:table-cell table:formula="of:=[.A41]+7" office:value-type="date" office:date-value="2023-12-13" calcext:value-type="date">
            <text:p>13/12/23</text:p>
          </table:table-cell>
          <table:table-cell table:formula="of:=WEEKDAY([.A43]; 1)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87cm" fo:margin-right="0.138cm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21:23:04.8330995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1T10:10:54.109999463</meta:creation-date>
    <dc:date>2023-07-30T21:25:20.933523354</dc:date>
    <meta:editing-duration>P1DT3H27M52S</meta:editing-duration>
    <meta:editing-cycles>14</meta:editing-cycles>
    <meta:generator>LibreOffice/6.4.7.2$Linux_X86_64 LibreOffice_project/40$Build-2</meta:generator>
    <meta:document-statistic meta:table-count="1" meta:cell-count="148" meta:object-count="0"/>
  </office:meta>
</office:document-meta>
</file>